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f56b" officeooo:paragraph-rsid="0017f56b"/>
    </style:style>
    <style:style style:name="P2" style:family="paragraph" style:parent-style-name="Standard" style:list-style-name="L1">
      <style:text-properties officeooo:rsid="0017f56b" officeooo:paragraph-rsid="0017f56b"/>
    </style:style>
    <style:style style:name="P3" style:family="paragraph" style:parent-style-name="Standard" style:list-style-name="L2">
      <style:text-properties officeooo:rsid="0017f56b" officeooo:paragraph-rsid="0017f56b"/>
    </style:style>
    <style:style style:name="P4" style:family="paragraph" style:parent-style-name="Standard" style:list-style-name="L3">
      <style:text-properties officeooo:rsid="0017f56b" officeooo:paragraph-rsid="0017f56b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7f56b" officeooo:paragraph-rsid="0017f56b" style:font-size-asian="14pt" style:font-weight-asian="bold" style:font-size-complex="14pt" style:font-weight-complex="bold"/>
    </style:style>
    <style:style style:name="T1" style:family="text">
      <style:text-properties officeooo:rsid="00185e2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jeto Integrador</text:p>
      <text:p text:style-name="P1">Raquel Borges</text:p>
      <text:p text:style-name="P1">Gustavo Vilela</text:p>
      <text:p text:style-name="P1">Marco Aurelio Queiroz</text:p>
      <text:p text:style-name="P1">Matheus Caetano</text:p>
      <text:p text:style-name="P1">Pedro Estevão</text:p>
      <text:p text:style-name="P1"/>
      <text:p text:style-name="P1">Classe Categoria</text:p>
      <text:p text:style-name="P1">Atributos:</text:p>
      <text:list xml:id="list352992864" text:style-name="L1">
        <text:list-item>
          <text:p text:style-name="P2">tipo: Definir produto novo ou usado</text:p>
        </text:list-item>
        <text:list-item>
          <text:p text:style-name="P2">se<text:span text:style-name="T1">cao</text:span>: Separar itens Infantil, Masculino e Feminino</text:p>
        </text:list-item>
        <text:list-item>
          <text:p text:style-name="P2">departamento: Agrupar itens Calçados, Vestidos, Camisetas e etc.</text:p>
        </text:list-item>
      </text:list>
      <text:p text:style-name="P1"/>
      <text:p text:style-name="P1">Classe Produto</text:p>
      <text:p text:style-name="P1">Atributos:</text:p>
      <text:list xml:id="list3009832800" text:style-name="L2">
        <text:list-item>
          <text:p text:style-name="P3">nome: Nome do item</text:p>
        </text:list-item>
        <text:list-item>
          <text:p text:style-name="P3">preco: Preço do item</text:p>
        </text:list-item>
        <text:list-item>
          <text:p text:style-name="P3">promocao: Percentagem de desconto que o item possui, caso aplicável</text:p>
        </text:list-item>
        <text:list-item>
          <text:p text:style-name="P3">descricao: Descrição da peça: tecidos, medidas e etc</text:p>
        </text:list-item>
        <text:list-item>
          <text:p text:style-name="P3">disponibilidade: Se item possui estoque para usuário comprar</text:p>
        </text:list-item>
      </text:list>
      <text:p text:style-name="P1"/>
      <text:p text:style-name="P1">Classe Usuario</text:p>
      <text:p text:style-name="P1">Atributos</text:p>
      <text:list xml:id="list231614579" text:style-name="L3">
        <text:list-item>
          <text:p text:style-name="P4">nome: Nome do usuário</text:p>
        </text:list-item>
        <text:list-item>
          <text:p text:style-name="P4">sobrenome: Sobrenome do usuário</text:p>
        </text:list-item>
        <text:list-item>
          <text:p text:style-name="P4">e-mail: Email do usuário que será usado como login no site</text:p>
        </text:list-item>
        <text:list-item>
          <text:p text:style-name="P4">senha: Senha do usuário de no máximo 12 dígito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6T09:50:20.600000000</meta:creation-date>
    <dc:date>2021-02-16T10:05:55.128000000</dc:date>
    <meta:editing-duration>PT3M44S</meta:editing-duration>
    <meta:editing-cycles>1</meta:editing-cycles>
    <meta:document-statistic meta:table-count="0" meta:image-count="0" meta:object-count="0" meta:page-count="1" meta:paragraph-count="24" meta:word-count="117" meta:character-count="703" meta:non-whitespace-character-count="622"/>
    <meta:generator>LibreOffice/7.0.3.1$Windows_X86_64 LibreOffice_project/d7547858d014d4cf69878db179d326fc3483e082</meta:generator>
  </office:meta>
</office:document-meta>
</file>